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opacity="50%" draw:textarea-horizontal-align="justify" draw:textarea-vertical-align="middle" draw:auto-grow-height="false" fo:min-height="4.331cm" fo:min-width="4.619cm"/>
    </style:style>
    <style:style style:name="gr2" style:family="graphic" style:parent-style-name="standard">
      <style:graphic-properties draw:fill-color="#adc5e7" draw:opacity="50%" draw:textarea-horizontal-align="justify" draw:textarea-vertical-align="middle" draw:auto-grow-height="false" fo:min-height="4.331cm" fo:min-width="4.619cm"/>
    </style:style>
    <style:style style:name="gr3" style:family="graphic" style:parent-style-name="standard">
      <style:graphic-properties draw:fill-color="#ffe5ca" draw:opacity="50%" draw:textarea-horizontal-align="justify" draw:textarea-vertical-align="middle" draw:auto-grow-height="false" fo:min-height="4.331cm" fo:min-width="4.619cm"/>
    </style:style>
    <style:style style:name="gr4" style:family="graphic" style:parent-style-name="standard">
      <style:graphic-properties draw:fill-color="#e0efd4" draw:opacity="50%" draw:textarea-horizontal-align="justify" draw:textarea-vertical-align="middle" draw:auto-grow-height="false" fo:min-height="4.331cm" fo:min-width="4.619cm"/>
    </style:style>
    <style:style style:name="P1" style:family="paragraph">
      <style:paragraph-properties fo:text-align="center"/>
    </style:style>
    <style:style style:name="P2" style:family="paragraph">
      <loext:graphic-properties draw:fill-color="#dfcce4" draw:opacity="50%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-color="#adc5e7" draw:opacity="50%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-color="#ffe5ca" draw:opacity="50%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e0efd4" draw:opacity="50%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6.477cm" svg:x="3.413cm" svg:y="2.143cm">
          <text:p text:style-name="P1"><text:span text:style-name="T1">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239cm" svg:height="6.477cm" svg:x="9.382cm" svg:y="1.889cm">
          <text:p text:style-name="P1"><text:span text:style-name="T1">Big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239cm" svg:height="6.477cm" svg:x="3.794cm" svg:y="7.096cm">
          <text:p text:style-name="P1"><text:span text:style-name="T1">Clou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239cm" svg:height="6.477cm" svg:x="9.636cm" svg:y="6.969cm">
          <text:p text:style-name="P1"><text:span text:style-name="T1">DevO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21:05:06.641836311</meta:creation-date>
    <dc:date>2020-10-23T22:15:15.280422529</dc:date>
    <meta:editing-duration>PT4M36S</meta:editing-duration>
    <meta:editing-cycles>3</meta:editing-cycles>
    <meta:generator>LibreOffice/6.0.7.3$Linux_X86_64 LibreOffice_project/00m0$Build-3</meta:generator>
    <meta:document-statistic meta:object-count="4"/>
  </office:meta>
</office:document-meta>
</file>